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ze-dijkstr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480.68" calcext:value-type="float">
            <text:p>1480.68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499.65" calcext:value-type="float">
            <text:p>1499.65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286.87" calcext:value-type="float">
            <text:p>1286.87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73.63" calcext:value-type="float">
            <text:p>1073.63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71.68" calcext:value-type="float">
            <text:p>1071.68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23.21" calcext:value-type="float">
            <text:p>1023.21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28.99" calcext:value-type="float">
            <text:p>1028.99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29.32" calcext:value-type="float">
            <text:p>1029.32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60.73" calcext:value-type="float">
            <text:p>1060.73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20.3" calcext:value-type="float">
            <text:p>1020.3</text:p>
          </table:table-cell>
          <table:table-cell office:value-type="float" office:value="2223.16" calcext:value-type="float">
            <text:p>2223.1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39.903" calcext:value-type="float">
            <text:p>839.903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40.462" calcext:value-type="float">
            <text:p>840.462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901.387" calcext:value-type="float">
            <text:p>901.387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85.921" calcext:value-type="float">
            <text:p>885.921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47.657" calcext:value-type="float">
            <text:p>847.657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35.332" calcext:value-type="float">
            <text:p>835.332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75.959" calcext:value-type="float">
            <text:p>875.959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942.658" calcext:value-type="float">
            <text:p>942.658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94.455" calcext:value-type="float">
            <text:p>894.455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932.147" calcext:value-type="float">
            <text:p>932.147</text:p>
          </table:table-cell>
          <table:table-cell office:value-type="float" office:value="1348.74" calcext:value-type="float">
            <text:p>1348.7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786.597" calcext:value-type="float">
            <text:p>786.597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771.13" calcext:value-type="float">
            <text:p>771.13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718.376" calcext:value-type="float">
            <text:p>718.376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833.538" calcext:value-type="float">
            <text:p>833.538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1019.92" calcext:value-type="float">
            <text:p>1019.92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1089.13" calcext:value-type="float">
            <text:p>1089.13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1080.84" calcext:value-type="float">
            <text:p>1080.84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1039.13" calcext:value-type="float">
            <text:p>1039.13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1039.82" calcext:value-type="float">
            <text:p>1039.82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772.888" calcext:value-type="float">
            <text:p>772.888</text:p>
          </table:table-cell>
          <table:table-cell office:value-type="float" office:value="1804.48" calcext:value-type="float">
            <text:p>1804.4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18.018" calcext:value-type="float">
            <text:p>818.018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39.416" calcext:value-type="float">
            <text:p>839.416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25.984" calcext:value-type="float">
            <text:p>825.984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39.365" calcext:value-type="float">
            <text:p>839.365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73.646" calcext:value-type="float">
            <text:p>873.646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48.374" calcext:value-type="float">
            <text:p>848.374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60.661" calcext:value-type="float">
            <text:p>860.661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40.836" calcext:value-type="float">
            <text:p>840.836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66.233" calcext:value-type="float">
            <text:p>866.233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844.534" calcext:value-type="float">
            <text:p>844.534</text:p>
          </table:table-cell>
          <table:table-cell office:value-type="float" office:value="1539.9" calcext:value-type="float">
            <text:p>1539.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850.868" calcext:value-type="float">
            <text:p>850.868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54.769" calcext:value-type="float">
            <text:p>754.769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44.842" calcext:value-type="float">
            <text:p>744.842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49.281" calcext:value-type="float">
            <text:p>749.281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47.853" calcext:value-type="float">
            <text:p>747.853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804.179" calcext:value-type="float">
            <text:p>804.179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801.522" calcext:value-type="float">
            <text:p>801.522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57.311" calcext:value-type="float">
            <text:p>757.311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95.443" calcext:value-type="float">
            <text:p>795.443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Dijkstra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93.138" calcext:value-type="float">
            <text:p>793.138</text:p>
          </table:table-cell>
          <table:table-cell office:value-type="float" office:value="2516.64" calcext:value-type="float">
            <text:p>2516.6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12.342" calcext:value-type="float">
            <text:p>312.342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25.174" calcext:value-type="float">
            <text:p>325.174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15.566" calcext:value-type="float">
            <text:p>315.566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27.343" calcext:value-type="float">
            <text:p>327.343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15.511" calcext:value-type="float">
            <text:p>315.511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23.502" calcext:value-type="float">
            <text:p>323.502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11.055" calcext:value-type="float">
            <text:p>311.055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47.468" calcext:value-type="float">
            <text:p>347.468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14.11" calcext:value-type="float">
            <text:p>314.11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314.074" calcext:value-type="float">
            <text:p>314.074</text:p>
          </table:table-cell>
          <table:table-cell office:value-type="float" office:value="1005.58" calcext:value-type="float">
            <text:p>1005.5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749.594" calcext:value-type="float">
            <text:p>749.594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784.408" calcext:value-type="float">
            <text:p>784.408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783.449" calcext:value-type="float">
            <text:p>783.449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774.773" calcext:value-type="float">
            <text:p>774.773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768.749" calcext:value-type="float">
            <text:p>768.749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765.773" calcext:value-type="float">
            <text:p>765.773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806.554" calcext:value-type="float">
            <text:p>806.554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839.913" calcext:value-type="float">
            <text:p>839.913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742.613" calcext:value-type="float">
            <text:p>742.613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771.408" calcext:value-type="float">
            <text:p>771.408</text:p>
          </table:table-cell>
          <table:table-cell office:value-type="float" office:value="2194.66" calcext:value-type="float">
            <text:p>2194.6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51.029" calcext:value-type="float">
            <text:p>551.029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21.896" calcext:value-type="float">
            <text:p>521.896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54.063" calcext:value-type="float">
            <text:p>554.063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82.97" calcext:value-type="float">
            <text:p>582.97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34.528" calcext:value-type="float">
            <text:p>534.528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59.447" calcext:value-type="float">
            <text:p>559.447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94.183" calcext:value-type="float">
            <text:p>594.183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28.941" calcext:value-type="float">
            <text:p>528.941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55.108" calcext:value-type="float">
            <text:p>555.108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540.148" calcext:value-type="float">
            <text:p>540.148</text:p>
          </table:table-cell>
          <table:table-cell office:value-type="float" office:value="875.744" calcext:value-type="float">
            <text:p>875.7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32.809" calcext:value-type="float">
            <text:p>832.809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24.498" calcext:value-type="float">
            <text:p>824.498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26.902" calcext:value-type="float">
            <text:p>826.902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48.958" calcext:value-type="float">
            <text:p>848.958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29.17" calcext:value-type="float">
            <text:p>829.17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96.328" calcext:value-type="float">
            <text:p>896.328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82.395" calcext:value-type="float">
            <text:p>882.395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51.731" calcext:value-type="float">
            <text:p>851.731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64.167" calcext:value-type="float">
            <text:p>864.167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830.388" calcext:value-type="float">
            <text:p>830.388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62.642" calcext:value-type="float">
            <text:p>162.642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62.484" calcext:value-type="float">
            <text:p>162.484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60.934" calcext:value-type="float">
            <text:p>160.934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57.1" calcext:value-type="float">
            <text:p>157.1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53.504" calcext:value-type="float">
            <text:p>153.504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51.779" calcext:value-type="float">
            <text:p>151.779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52.98" calcext:value-type="float">
            <text:p>152.98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52.334" calcext:value-type="float">
            <text:p>152.334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52.369" calcext:value-type="float">
            <text:p>152.369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Dijkstra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52.854" calcext:value-type="float">
            <text:p>152.854</text:p>
          </table:table-cell>
          <table:table-cell office:value-type="float" office:value="707.414" calcext:value-type="float">
            <text:p>707.4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67.126" calcext:value-type="float">
            <text:p>867.126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74.074" calcext:value-type="float">
            <text:p>874.074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89.535" calcext:value-type="float">
            <text:p>889.535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69.553" calcext:value-type="float">
            <text:p>869.553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75.375" calcext:value-type="float">
            <text:p>875.375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66.741" calcext:value-type="float">
            <text:p>866.741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66.349" calcext:value-type="float">
            <text:p>866.349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84.805" calcext:value-type="float">
            <text:p>884.805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66.146" calcext:value-type="float">
            <text:p>866.146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928.032" calcext:value-type="float">
            <text:p>928.032</text:p>
          </table:table-cell>
          <table:table-cell office:value-type="float" office:value="2407.68" calcext:value-type="float">
            <text:p>2407.6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798.244" calcext:value-type="float">
            <text:p>798.244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798.294" calcext:value-type="float">
            <text:p>798.294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756.477" calcext:value-type="float">
            <text:p>756.477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749.96" calcext:value-type="float">
            <text:p>749.96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737.227" calcext:value-type="float">
            <text:p>737.227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746.717" calcext:value-type="float">
            <text:p>746.717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802.414" calcext:value-type="float">
            <text:p>802.414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1092.33" calcext:value-type="float">
            <text:p>1092.33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1082.71" calcext:value-type="float">
            <text:p>1082.71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807.528" calcext:value-type="float">
            <text:p>807.528</text:p>
          </table:table-cell>
          <table:table-cell office:value-type="float" office:value="1957.14" calcext:value-type="float">
            <text:p>1957.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247.487" calcext:value-type="float">
            <text:p>247.487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244.401" calcext:value-type="float">
            <text:p>244.401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295.291" calcext:value-type="float">
            <text:p>295.291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287.143" calcext:value-type="float">
            <text:p>287.143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318.873" calcext:value-type="float">
            <text:p>318.873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302.799" calcext:value-type="float">
            <text:p>302.799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242.336" calcext:value-type="float">
            <text:p>242.336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234.305" calcext:value-type="float">
            <text:p>234.305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270.927" calcext:value-type="float">
            <text:p>270.927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295.427" calcext:value-type="float">
            <text:p>295.427</text:p>
          </table:table-cell>
          <table:table-cell office:value-type="float" office:value="1033.85" calcext:value-type="float">
            <text:p>1033.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29.656" calcext:value-type="float">
            <text:p>529.656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496.135" calcext:value-type="float">
            <text:p>496.135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497.563" calcext:value-type="float">
            <text:p>497.563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489.14" calcext:value-type="float">
            <text:p>489.14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485.485" calcext:value-type="float">
            <text:p>485.485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483.164" calcext:value-type="float">
            <text:p>483.164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485.503" calcext:value-type="float">
            <text:p>485.503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489.441" calcext:value-type="float">
            <text:p>489.441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480.528" calcext:value-type="float">
            <text:p>480.528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515.63" calcext:value-type="float">
            <text:p>515.63</text:p>
          </table:table-cell>
          <table:table-cell office:value-type="float" office:value="1126.35" calcext:value-type="float">
            <text:p>1126.3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74.49" calcext:value-type="float">
            <text:p>174.49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55.136" calcext:value-type="float">
            <text:p>155.136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69.261" calcext:value-type="float">
            <text:p>169.261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55.038" calcext:value-type="float">
            <text:p>155.038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60.881" calcext:value-type="float">
            <text:p>160.881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63.324" calcext:value-type="float">
            <text:p>163.324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60.226" calcext:value-type="float">
            <text:p>160.226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50.971" calcext:value-type="float">
            <text:p>150.971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54.818" calcext:value-type="float">
            <text:p>154.818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Dijkstra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96.783" calcext:value-type="float">
            <text:p>196.783</text:p>
          </table:table-cell>
          <table:table-cell office:value-type="float" office:value="856.795" calcext:value-type="float">
            <text:p>856.795</text:p>
          </table:table-cell>
        </table:table-row>
        <table:table-row table:style-name="ro1">
          <table:table-cell table:number-columns-repeated="6"/>
          <table:table-cell table:formula="of:=AVERAGE([.G1:.G178])" office:value-type="float" office:value="658.882666666667" calcext:value-type="float">
            <text:p>658.882666666667</text:p>
          </table:table-cell>
          <table:table-cell table:formula="of:=AVERAGE([.H1:.H178])" office:value-type="float" office:value="1555.18086666667" calcext:value-type="float">
            <text:p>1555.1808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1:29:52.010288314</dc:date>
    <meta:editing-duration>PT10M22S</meta:editing-duration>
    <meta:editing-cycles>1</meta:editing-cycles>
    <meta:document-statistic meta:table-count="1" meta:cell-count="1202" meta:object-count="0"/>
    <meta:generator>LibreOffice/6.0.7.3$Linux_X86_64 LibreOffice_project/00m0$Build-3</meta:generator>
  </office:meta>
</office:document-meta>
</file>